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5in" fo:margin-left="0.27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5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50f1" officeooo:paragraph-rsid="001a50f1"/>
    </style:style>
    <style:style style:name="P2" style:family="paragraph" style:parent-style-name="Standard">
      <style:text-properties officeooo:rsid="001ac97d" officeooo:paragraph-rsid="001ac97d"/>
    </style:style>
    <style:style style:name="P3" style:family="paragraph" style:parent-style-name="Standard">
      <style:text-properties officeooo:rsid="001d70c5" officeooo:paragraph-rsid="001d70c5"/>
    </style:style>
    <style:style style:name="P4" style:family="paragraph" style:parent-style-name="Standard">
      <style:text-properties officeooo:rsid="001d70c5" officeooo:paragraph-rsid="001f2337"/>
    </style:style>
    <style:style style:name="P5" style:family="paragraph" style:parent-style-name="Standard">
      <style:text-properties officeooo:rsid="001d70c5" officeooo:paragraph-rsid="001f35af"/>
    </style:style>
    <style:style style:name="P6" style:family="paragraph" style:parent-style-name="Standard">
      <style:text-properties officeooo:rsid="001f35af" officeooo:paragraph-rsid="001f35af"/>
    </style:style>
    <style:style style:name="P7" style:family="paragraph" style:parent-style-name="Standard">
      <style:text-properties officeooo:rsid="0023c63e" officeooo:paragraph-rsid="0023c63e"/>
    </style:style>
    <style:style style:name="P8" style:family="paragraph" style:parent-style-name="Standard">
      <style:text-properties officeooo:rsid="0024d79d" officeooo:paragraph-rsid="0024d79d"/>
    </style:style>
    <style:style style:name="P9" style:family="paragraph" style:parent-style-name="Standard">
      <style:text-properties officeooo:rsid="001a50f1" officeooo:paragraph-rsid="001a50f1"/>
    </style:style>
    <style:style style:name="P10" style:family="paragraph" style:parent-style-name="Standard">
      <style:paragraph-properties fo:text-align="center" style:justify-single-word="false"/>
      <style:text-properties officeooo:rsid="001a50f1" officeooo:paragraph-rsid="001a50f1"/>
    </style:style>
    <style:style style:name="P11" style:family="paragraph" style:parent-style-name="Standard">
      <style:paragraph-properties fo:text-align="center" style:justify-single-word="false"/>
      <style:text-properties officeooo:rsid="00280b53" officeooo:paragraph-rsid="00280b53"/>
    </style:style>
    <style:style style:name="P12" style:family="paragraph" style:parent-style-name="Standard">
      <style:text-properties officeooo:rsid="0029b280" officeooo:paragraph-rsid="0029b280"/>
    </style:style>
    <style:style style:name="P13" style:family="paragraph" style:parent-style-name="Standard">
      <style:text-properties officeooo:rsid="001ac97d" officeooo:paragraph-rsid="001a50f1"/>
    </style:style>
    <style:style style:name="P14" style:family="paragraph" style:parent-style-name="Table_20_Contents">
      <style:text-properties officeooo:rsid="00280b53" officeooo:paragraph-rsid="00280b53"/>
    </style:style>
    <style:style style:name="T1" style:family="text">
      <style:text-properties officeooo:rsid="0022c2bd"/>
    </style:style>
    <style:style style:name="T2" style:family="text">
      <style:text-properties officeooo:rsid="0022ed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ssignment – <text:span text:style-name="T1">Ballistic Motion</text:span></text:p>
      <text:p text:style-name="P11">PHYS 2511 – Prof. Matthew Newby – Spring 2018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Goal: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Requirements: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Inputs: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Outputs: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2">Possible Issues:</text:p>
      <text:p text:style-name="P12"/>
      <text:p text:style-name="P12">Background: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6:10:56.838000000</meta:creation-date>
    <dc:date>2018-01-01T21:12:07.636000000</dc:date>
    <meta:editing-duration>PT38M58S</meta:editing-duration>
    <meta:editing-cycles>15</meta:editing-cycles>
    <meta:generator>LibreOffice/5.1.2.2$Windows_x86 LibreOffice_project/d3bf12ecb743fc0d20e0be0c58ca359301eb705f</meta:generator>
    <meta:document-statistic meta:table-count="1" meta:image-count="0" meta:object-count="0" meta:page-count="1" meta:paragraph-count="8" meta:word-count="17" meta:character-count="134" meta:non-whitespace-character-count="122"/>
  </office:meta>
</office:document-meta>
</file>